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1pt" style:text-underline-style="solid" style:text-underline-width="auto" style:text-underline-color="font-color" style:font-size-asian="11pt" style:font-size-complex="11pt"/>
    </style:style>
    <style:style style:name="P2" style:family="paragraph" style:parent-style-name="Header">
      <style:text-properties fo:font-variant="normal" fo:text-transform="none" fo:color="#000000" style:font-name="Arial" fo:font-size="11pt" fo:letter-spacing="normal" fo:font-style="normal" style:text-underline-style="none" fo:font-weight="normal" style:font-size-asian="11pt" style:font-size-complex="11pt"/>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list-style-name="L3">
      <style:paragraph-properties fo:text-align="start"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list-style-name="L4">
      <style:paragraph-properties fo:text-align="start"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list-style-name="L6">
      <style:paragraph-properties fo:text-align="start" style:justify-single-word="false"/>
      <style:text-properties style:font-name="Arial" fo:font-size="11pt" fo:font-weight="bold" style:font-size-asian="11pt" style:font-weight-asian="bold" style:font-size-complex="11pt" style:font-weight-complex="bold"/>
    </style:style>
    <style:style style:name="P10" style:family="paragraph" style:parent-style-name="Standard" style:list-style-name="L7">
      <style:paragraph-properties fo:text-align="start" style:justify-single-word="false"/>
      <style:text-properties style:font-name="Arial" fo:font-size="11pt" fo:font-weight="bold"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T1" style:family="text">
      <style:text-properties fo:font-variant="normal" fo:text-transform="none" fo:color="#000000"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QS-Protokolle Studienarbeit Stauerkennung</text:p>
      <text:p text:style-name="P3"/>
      <text:p text:style-name="P4">1)Projektstrukturen beurteilen</text:p>
      <text:p text:style-name="P4"/>
      <text:p text:style-name="P11">Inspektions-Protokoll</text:p>
      <text:p text:style-name="P11"/>
      <text:p text:style-name="P13">Datum 12.03.2019, Ort: Karlsruhe</text:p>
      <text:p text:style-name="P13">Beginn: 16:30 Uhr, Ende: 18:00 Uhr</text:p>
      <text:p text:style-name="P4"/>
      <text:p text:style-name="P13">Teilnehmer:</text:p>
      <text:p text:style-name="P4"/>
      <text:list xml:id="list6725603051809402140" text:style-name="L3">
        <text:list-item>
          <text:p text:style-name="P7">Mirko Müller (anwesend)</text:p>
        </text:list-item>
        <text:list-item>
          <text:p text:style-name="P7">Maurice Heumann (anwesend)</text:p>
        </text:list-item>
        <text:list-item>
          <text:p text:style-name="P7">Susanne Müller (anwesend)</text:p>
        </text:list-item>
      </text:list>
      <text:p text:style-name="P4"/>
      <text:p text:style-name="P13">Agenda:</text:p>
      <text:p text:style-name="P4"/>
      <text:list xml:id="list3254791319726116049" text:style-name="L4">
        <text:list-item>
          <text:p text:style-name="P8">Thema 1: Vorstellung der Projektdokumente</text:p>
        </text:list-item>
        <text:list-item>
          <text:p text:style-name="P8">Thema 2: Feststellung von Fehlern</text:p>
        </text:list-item>
        <text:list-item>
          <text:p text:style-name="P8">Thema 3: Korrektur der Projektdokumente</text:p>
        </text:list-item>
      </text:list>
      <text:p text:style-name="P4"/>
      <text:p text:style-name="P13">Thema 1</text:p>
      <text:p text:style-name="P5"/>
      <text:p text:style-name="P4">Beschreibung: <text:span text:style-name="T2">Vorstellung der Projektdokumente: Projektdefinition, Risikobetrachtung, Arbeitsmittel und Terminplan.</text:span></text:p>
      <text:p text:style-name="P4"/>
      <text:p text:style-name="P4">Ergebnis: <text:span text:style-name="T2">Dokumente wurden präsentiert und von allen Teilnehmern durchgelesen.</text:span></text:p>
      <text:p text:style-name="P4"/>
      <text:p text:style-name="P4">Verantwortliche: <text:span text:style-name="T2">Mirko Müller und Maurice Heumann.</text:span></text:p>
      <text:p text:style-name="P4"><text:span text:style-name="T2"/></text:p>
      <text:p text:style-name="P4"><text:span text:style-name="T2"/></text:p>
      <text:p text:style-name="P13"><text:span text:style-name="T2">Thema 2</text:span></text:p>
      <text:p text:style-name="P4"><text:span text:style-name="T2"/></text:p>
      <text:p text:style-name="P4">Beschreibung: <text:span text:style-name="T2">Feststellung von Fehlern in den Projektdokumenten.</text:span></text:p>
      <text:p text:style-name="P4"/>
      <text:p text:style-name="P4">Ergebnis: <text:span text:style-name="T2">Fehler in den Dokumenten wurden festgestellt und dokumentiert.</text:span></text:p>
      <text:p text:style-name="P4"/>
      <text:p text:style-name="P4">Verantwortliche:<text:span text:style-name="T2"> Susanne Müller.</text:span></text:p>
      <text:p text:style-name="P4"><text:span text:style-name="T2"/></text:p>
      <text:p text:style-name="P4"/>
      <text:p text:style-name="P13">Thema 3</text:p>
      <text:p text:style-name="P4"/>
      <text:p text:style-name="P4">Beschreibung: <text:span text:style-name="T2">Korrektur von Fehlern in den Projektdokumenten.</text:span></text:p>
      <text:p text:style-name="P4"/>
      <text:p text:style-name="P4">Ergebnis: <text:span text:style-name="T2">Fehler in den Dokumenten wurden korrigiert.</text:span></text:p>
      <text:p text:style-name="P4"/>
      <text:p text:style-name="P4">Verantwortlicher:<text:span text:style-name="T2"> Mirko Müller.</text:span></text:p>
      <text:p text:style-name="P4"/>
      <text:p text:style-name="P4"/>
      <text:p text:style-name="P4"/>
      <text:p text:style-name="P5"/>
      <text:p text:style-name="P4"><text:soft-page-break/>2) Backend testen</text:p>
      <text:p text:style-name="P4"/>
      <text:p text:style-name="P11">Testprotokoll</text:p>
      <text:p text:style-name="P12"/>
      <text:p text:style-name="P13">Testobjekt: Backend des entwickelten Systems</text:p>
      <text:p text:style-name="P13">Tester: Mirko Müller und Maurice Heumann</text:p>
      <text:p text:style-name="P13">Datum 09.03.2019, Ort: Karlsruhe</text:p>
      <text:p text:style-name="P4"/>
      <text:p text:style-name="P4">Testfall 1 - Bausteintest</text:p>
      <text:p text:style-name="P4"/>
      <text:p text:style-name="P5">Erwartetes Ergebnis:<text:span text:style-name="T3"> </text:span>Anfragen die an das System per Browser geschickt werden liefern ein Ergebnis.</text:p>
      <text:p text:style-name="P5">Tatsächliches Ergebnis: Alle gesendeten Anfragen lieferten ein Ergebnis.</text:p>
      <text:p text:style-name="P5">Fazit: Das Backend kann auf Anfragen wie erwartet antworten.</text:p>
      <text:p text:style-name="P5"><text:span text:style-name="T4"/></text:p>
      <text:p text:style-name="P4">Testfall 2 - Bausteintest</text:p>
      <text:p text:style-name="P4"/>
      <text:p text:style-name="P5">Erwartetes Ergebnis:<text:span text:style-name="T3"> </text:span>Daten die vom Backend empfangen werden sind im korrekten Format und enthalten alle benötigten Informationen.</text:p>
      <text:p text:style-name="P5">Tatsächliches Ergebnis: Die empfangenen Daten sind korrekt.</text:p>
      <text:p text:style-name="P5">Fazit: Das Backend sendet die korrekten Daten bei den jeweiligen Anfragen.</text:p>
      <text:p text:style-name="P5"/>
      <text:p text:style-name="P4">3) Frontend testen</text:p>
      <text:p text:style-name="P5"/>
      <text:p text:style-name="P11">Testprotokoll</text:p>
      <text:p text:style-name="P12"/>
      <text:p text:style-name="P13">Testobjekt: Frontend des entwickelten Systems</text:p>
      <text:p text:style-name="P13">Tester: Mirko Müller und Maurice Heumann</text:p>
      <text:p text:style-name="P13">Datum 09.03.2019, Ort: Karlsruhe</text:p>
      <text:p text:style-name="P4"/>
      <text:p text:style-name="P4">Testfall 1 - Bausteintest</text:p>
      <text:p text:style-name="P4"/>
      <text:p text:style-name="P5">Erwartetes Ergebnis: Die App startet und alle benötigten Interaktionen lassen sich auf der Oberfläche ausführen.</text:p>
      <text:p text:style-name="P5">Tatsächliches Ergebnis: Die App konnte gestartet werden und alle Interaktionen konnten auf der Benutzeroberfläche ausgeführt.</text:p>
      <text:p text:style-name="P5">Fazit: Die App funktioniert ohne Backend korrekt.</text:p>
      <text:p text:style-name="P5"><text:span text:style-name="T4"/></text:p>
      <text:p text:style-name="P4">Testfall 2 - Systemtest</text:p>
      <text:p text:style-name="P4"/>
      <text:p text:style-name="P5">Erwartetes Ergebnis:<text:span text:style-name="T3"> </text:span>Die App liefert beim Starten die Verkehrsinformationen für die nächstgelegene Autobahn.</text:p>
      <text:p text:style-name="P5">Tatsächliches Ergebnis: Die Verkehrsinformationen der nächstgelegenden Autobahn wurden per Sprachausgabe des Testsystems ausgegeben.</text:p>
      <text:p text:style-name="P5">Fazit: Das System erfüllt seine Grunderwartung.</text:p>
      <text:p text:style-name="P5"/>
      <text:p text:style-name="P4">Testfall 3 - Systemtest</text:p>
      <text:p text:style-name="P4"/>
      <text:p text:style-name="P5">Erwartetes Ergebnis:<text:span text:style-name="T3"> </text:span>Bei Verbindung des Testsystems mit der Bluetooth-Freisprechanlage eines Autos erfolgt die Sprachausgabe der App über die Lautsprecher des Autos.</text:p>
      <text:p text:style-name="P5">Tatsächliches Ergebnis: Sprachausgabe via Freisprechanlage funktioniert wie erwartet.</text:p>
      <text:p text:style-name="P5">Fazit: Das System besitzt alle gewünschten Funktionalitäten.</text:p>
      <text:p text:style-name="P5"/>
      <text:p text:style-name="P4"><text:soft-page-break/>4)Review Wissenschaftliche Arbeit</text:p>
      <text:p text:style-name="P5"/>
      <text:p text:style-name="P11">Review-Protokoll</text:p>
      <text:p text:style-name="P11"/>
      <text:p text:style-name="P13">Datum 09.04.2019, Ort: Karlsruhe</text:p>
      <text:p text:style-name="P13">Beginn: 18:00 Uhr, Ende: 19:00 Uhr</text:p>
      <text:p text:style-name="P4"/>
      <text:p text:style-name="P13">Teilnehmer:</text:p>
      <text:p text:style-name="P4"/>
      <text:list xml:id="list40387168" text:continue-list="list6725603051809402140" text:style-name="L3">
        <text:list-item>
          <text:p text:style-name="P7">Mirko Müller (anwesend)</text:p>
        </text:list-item>
        <text:list-item>
          <text:p text:style-name="P7">Maurice Heumann (anwesend)</text:p>
        </text:list-item>
        <text:list-item>
          <text:p text:style-name="P7">Dr. Christian Bomhardt (anwesend)</text:p>
        </text:list-item>
      </text:list>
      <text:p text:style-name="P4"/>
      <text:p text:style-name="P13">Agenda:</text:p>
      <text:p text:style-name="P4"/>
      <text:list xml:id="list8236695101844478435" text:style-name="L6">
        <text:list-item>
          <text:p text:style-name="P9">Thema 1: Vorstellung der wissenschaftlichen Arbeit</text:p>
        </text:list-item>
        <text:list-item>
          <text:p text:style-name="P9">Thema 2: Diskussion über die Struktur der Arbeit</text:p>
        </text:list-item>
        <text:list-item>
          <text:p text:style-name="P9">Thema 3: Feststellung von Fehlern in der Arbeit</text:p>
        </text:list-item>
      </text:list>
      <text:p text:style-name="P4"/>
      <text:p text:style-name="P13">Thema 1</text:p>
      <text:p text:style-name="P5"/>
      <text:p text:style-name="P4">Beschreibung: <text:span text:style-name="T2">Vorstellung der fertigen wissenschaftlichen Arbeit.</text:span></text:p>
      <text:p text:style-name="P4"/>
      <text:p text:style-name="P4">Ergebnis: <text:span text:style-name="T2">Das Dokument wurde präsentiert und von allen Teilnehmern durchgelesen.</text:span></text:p>
      <text:p text:style-name="P4"/>
      <text:p text:style-name="P4">Verantwortliche: <text:span text:style-name="T2">Mirko Müller und Maurice Heumann.</text:span></text:p>
      <text:p text:style-name="P4"><text:span text:style-name="T2"/></text:p>
      <text:p text:style-name="P4"><text:span text:style-name="T2"/></text:p>
      <text:p text:style-name="P13">Thema 2</text:p>
      <text:p text:style-name="P4"><text:span text:style-name="T2"/></text:p>
      <text:p text:style-name="P4">Beschreibung: <text:span text:style-name="T2">Es wird über die inhaltliche Struktur der Arbeit diskutiert.</text:span></text:p>
      <text:p text:style-name="P4"/>
      <text:p text:style-name="P4">Verlauf: <text:span text:style-name="T2">Zunächst wurde die Inhaltsangabe der Arbeit nochmals präsentiert.</text:span></text:p>
      <text:p text:style-name="P4"><text:span text:style-name="T2">Anschließend wurde die Anordnung der jeweiligen Punkte besprochen.</text:span></text:p>
      <text:p text:style-name="P4"><text:span text:style-name="T2">Hierbei waren sich alle Teilnehmer sicher, dass diese Anordnung korrekt ist.</text:span></text:p>
      <text:p text:style-name="P4"><text:span text:style-name="T2">Weiterhin wurden auch Unterpunkte der Überschriften besprochen.</text:span></text:p>
      <text:p text:style-name="P4"><text:span text:style-name="T2">Diese sind ebenfalls für alle Teilnehmer als korrekt befunden worden.</text:span></text:p>
      <text:p text:style-name="P4"><text:span text:style-name="T2">Damit wurde die Diskussion beendet.</text:span></text:p>
      <text:p text:style-name="P4"><text:span text:style-name="T2"/></text:p>
      <text:p text:style-name="P4">Ergebnis: <text:span text:style-name="T2">Alle Teilnehmer stimmen über die inhaltliche Struktur überein.</text:span></text:p>
      <text:p text:style-name="P4"/>
      <text:p text:style-name="P4">Verantwortliche:<text:span text:style-name="T2"> Mirko Müller, Maurice Heumann und Herr Dr. Bomhardt.</text:span></text:p>
      <text:p text:style-name="P4"><text:span text:style-name="T2"/></text:p>
      <text:p text:style-name="P4"/>
      <text:p text:style-name="P13">Thema 3</text:p>
      <text:p text:style-name="P4"/>
      <text:p text:style-name="P4">Beschreibung: <text:span text:style-name="T2">Mögliche Fehler in der Arbeit werden untersucht und dokumentiert.</text:span></text:p>
      <text:p text:style-name="P4"/>
      <text:p text:style-name="P4">Ergebnis: <text:span text:style-name="T2">Keine Fehler wurden gefunden.</text:span></text:p>
      <text:p text:style-name="P4"/>
      <text:p text:style-name="P4">Verantwortlicher:<text:span text:style-name="T2"> Mirko Müller, Maurice Heumann und Herr Dr. Bomhardt.</text:span></text:p>
      <text:p text:style-name="P5"/>
      <text:p text:style-name="P4"><text:soft-page-break/>5) Review Projekt Studienarbeit</text:p>
      <text:p text:style-name="P5"/>
      <text:p text:style-name="P5">Gemeinsame Absprache mit Betreuer mit Prüfung der Realiserungsergebnisse.</text:p>
      <text:p text:style-name="P5">Zusätzlich wurde hierbei auch ein System- und Akzeptanztest durchgeführt.<text:line-break/>Abgeschlossen wurde das Review mit der Übergabe des fertigen Systems.</text:p>
      <text:p text:style-name="P5"/>
      <text:p text:style-name="P5"/>
      <text:p text:style-name="P11">Review-Protokoll</text:p>
      <text:p text:style-name="P11"/>
      <text:p text:style-name="P13">Datum 11.05.2019, Ort: Karlsruhe</text:p>
      <text:p text:style-name="P13">Beginn: 18:00 Uhr, Ende: 19:00 Uhr</text:p>
      <text:p text:style-name="P4"/>
      <text:p text:style-name="P13">Teilnehmer:</text:p>
      <text:p text:style-name="P4"/>
      <text:list xml:id="list40387960" text:continue-list="list40387168" text:style-name="L3">
        <text:list-item>
          <text:p text:style-name="P7">Mirko Müller (anwesend)</text:p>
        </text:list-item>
        <text:list-item>
          <text:p text:style-name="P7">Maurice Heumann (anwesend)</text:p>
        </text:list-item>
        <text:list-item>
          <text:p text:style-name="P7">Dr. Christian Bomhardt (anwesend)</text:p>
        </text:list-item>
      </text:list>
      <text:p text:style-name="P4"/>
      <text:p text:style-name="P13">Agenda:</text:p>
      <text:p text:style-name="P4"/>
      <text:list xml:id="list1800448110148230712" text:style-name="L7">
        <text:list-item>
          <text:p text:style-name="P10">Thema 1: Vorstellung des entwickelten Systems</text:p>
        </text:list-item>
        <text:list-item>
          <text:p text:style-name="P10">Thema 2: Akzeptanztest</text:p>
        </text:list-item>
        <text:list-item>
          <text:p text:style-name="P10">Thema 3: Übergabe des Systems</text:p>
        </text:list-item>
      </text:list>
      <text:p text:style-name="P4"/>
      <text:p text:style-name="P13">Thema 1</text:p>
      <text:p text:style-name="P5"/>
      <text:p text:style-name="P4">Beschreibung: <text:span text:style-name="T2">Vorstellung des fertig entwickelten Systems.</text:span></text:p>
      <text:p text:style-name="P4"/>
      <text:p text:style-name="P4">Ergebnis: <text:span text:style-name="T2">Die App wird auf dem Smartphone des zukünftigen Nutzers (Dr. Bomhardt) installiert und gestartet.</text:span></text:p>
      <text:p text:style-name="P4"/>
      <text:p text:style-name="P4">Verantwortliche: <text:span text:style-name="T2">Mirko Müller und Maurice Heumann.</text:span></text:p>
      <text:p text:style-name="P4"><text:span text:style-name="T2"/></text:p>
      <text:p text:style-name="P4"><text:span text:style-name="T2"/></text:p>
      <text:p text:style-name="P13">Thema 2</text:p>
      <text:p text:style-name="P4"><text:span text:style-name="T2"/></text:p>
      <text:p text:style-name="P4">Beschreibung: <text:span text:style-name="T2">Es wird ein Akzeptanztest durch den Anwender mit allen Komponenten des Systems durchgeführt.</text:span></text:p>
      <text:p text:style-name="P4"/>
      <text:p text:style-name="P4">Verlauf: <text:span text:style-name="T2">Der zukünftige Nutzer Herr Dr. Bomhardt startet die App auf seinem Smartphone erfolgreich. Anschließend lädt die App die Informationen für die nächstgelegen Verkehrskameras. Die App gibt über die Sprachausgabe des Smartphones aus, dass derzeit kein Stau auf der Autobahn A5 in Fahrtrichtung Heidelberg zu erwarten ist. Der Test wurde erfolgreich abgeschlossen.</text:span></text:p>
      <text:p text:style-name="P4"><text:span text:style-name="T2"/></text:p>
      <text:p text:style-name="P4">Ergebnis: <text:span text:style-name="T2">Alle Teilnehmer stimmen über die inhaltliche Struktur überein.</text:span></text:p>
      <text:p text:style-name="P4"/>
      <text:p text:style-name="P4">Verantwortliche:<text:span text:style-name="T2"> Herr Dr. Bomhardt.</text:span></text:p>
      <text:p text:style-name="P4"><text:span text:style-name="T2"/></text:p>
      <text:p text:style-name="P4"><text:span text:style-name="T2"/></text:p>
      <text:p text:style-name="P4"><text:span text:style-name="T2"/></text:p>
      <text:p text:style-name="P4"><text:span text:style-name="T2"/></text:p>
      <text:p text:style-name="P4"/>
      <text:p text:style-name="P13"><text:soft-page-break/>Thema 3</text:p>
      <text:p text:style-name="P4"/>
      <text:p text:style-name="P4">Beschreibung: <text:span text:style-name="T2">Das fertig implementierte System wird an den zukünftigen Anwender (Herr Dr. Bomhardt) übergeben.</text:span></text:p>
      <text:p text:style-name="P4"/>
      <text:p text:style-name="P4">Ergebnis: <text:span text:style-name="T2">Die Übergabe des Systems wurde erfolgreich durchgeführt.</text:span></text:p>
      <text:p text:style-name="P4"/>
      <text:p text:style-name="P4">Verantwortlicher:<text:span text:style-name="T2"> Mirko Müller, Maurice Heumann und Herr Dr. Bomhardt.</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fo:text-align="justify" style:justify-single-word="false" text:number-lines="false" text:line-number="0" style:vertical-align="baseline">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style:text-underline-style="solid" style:text-underline-width="auto" style:text-underline-color="font-color" style:font-size-asian="11pt" style:font-size-complex="11pt"/>
    </style:style>
    <style:style style:name="MP2" style:family="paragraph" style:parent-style-name="Header">
      <style:text-properties fo:font-variant="normal" fo:text-transform="none" fo:color="#000000" style:font-name="Arial" fo:font-size="11pt" fo:letter-spacing="normal" fo:font-style="normal" style:text-underline-style="none" fo:font-weight="normal" style:font-size-asian="11pt" style:font-size-complex="11pt"/>
    </style:style>
    <style:style style:name="MT1" style:family="text">
      <style:text-properties fo:font-variant="normal" fo:text-transform="none" fo:color="#000000"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INF16B4 / <text:span text:style-name="MT1">Stauerkennung<text:tab/>QS-Protokolle<text:tab/>12.05.2019</text:span></text:p>
        <text:p text:style-name="MP2">Maurice Heumann &amp; Mirko Müll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03-04T22:59:17.10</meta:creation-date>
    <dc:date>2019-05-12T20:19:18.93</dc:date>
    <meta:editing-duration>PT3H31M5S</meta:editing-duration>
    <meta:editing-cycles>69</meta:editing-cycles>
    <meta:generator>OpenOffice/4.1.5$Win32 OpenOffice.org_project/415m1$Build-9789</meta:generator>
    <meta:document-statistic meta:table-count="0" meta:image-count="0" meta:object-count="0" meta:page-count="5" meta:paragraph-count="114" meta:word-count="754" meta:character-count="5780"/>
  </office:meta>
</office:document-meta>
</file>